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4.9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LC-2102a Bill of Material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5" office:value-type="string" calcext:value-type="string">
            <text:p>Description</text:p>
          </table:table-cell>
          <table:table-cell table:style-name="ce3" office:value-type="string" calcext:value-type="string">
            <text:p>Qty</text:p>
          </table:table-cell>
          <table:table-cell table:style-name="ce5" office:value-type="string" calcext:value-type="string">
            <text:p>Part Number / Notes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frame A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Al-6061, anodized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frame B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Al-6061, anodized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frame C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l-6061, anodized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panel 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l-6061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panel 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Al-6061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panel 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l-6061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panel 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l-6061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board mounting block FLU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PEEK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oard mounting block FRU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PEEK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oard mounting block BRU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PEEK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oard mounting block BLD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PEEK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board mounting block BLU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PEEK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board mounting block BRD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PEEK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ntenna ring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PEEK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M2x1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ISO 4762 hexagon socket head cap, aluminum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M2.5x4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ISO 4762 hexagon socket head cap, aluminum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M2.5x5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ISO 4762 hexagon socket head cap, aluminum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M3x10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ISO 4762 hexagon socket head cap, aluminum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M3x1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ISO 4762 hexagon socket head cap, aluminum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separation spring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5 mm body, 1.5 mm ball and ball height (IMAO: PL4-SUS; KIPP: 03055-04)</text:p>
          </table:table-cell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deployment switch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(Digikey: SW247-ND; OMRON: SS-10GL13T)</text:p>
          </table:table-cell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antenna deployment pcb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*produce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23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3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23P0"/>
      <style:map style:condition="value()&lt;0" style:apply-style-name="N123P1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22:12:45.018824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cholz</meta:initial-creator>
    <meta:creation-date>2014-04-18T18:06:43.907963696</meta:creation-date>
    <dc:date>2014-09-02T22:13:13.153144791</dc:date>
    <meta:editing-duration>PT36S</meta:editing-duration>
    <meta:editing-cycles>12</meta:editing-cycles>
    <meta:generator>LibreOffice/4.2.4.2$Linux_X86_64 LibreOffice_project/420m0$Build-2</meta:generator>
    <meta:document-statistic meta:table-count="1" meta:cell-count="93" meta:object-count="0"/>
  </office:meta>
</office:document-meta>
</file>